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ae79" officeooo:paragraph-rsid="0013ae79" style:font-weight-asian="bold" style:font-weight-complex="bold"/>
    </style:style>
    <style:style style:name="P2" style:family="paragraph" style:parent-style-name="Standard">
      <style:text-properties fo:color="#ffffff" fo:font-weight="bold" officeooo:rsid="00150787" officeooo:paragraph-rsid="001507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5" style:family="paragraph" style:parent-style-name="Standard" style:list-style-name="L1">
      <style:text-properties fo:font-weight="bold" officeooo:rsid="00150787" officeooo:paragraph-rsid="00150787" style:font-weight-asian="bold" style:font-weight-complex="bold"/>
    </style:style>
    <style:style style:name="P6" style:family="paragraph" style:parent-style-name="Standard" style:list-style-name="L2">
      <style:text-properties fo:font-weight="bold" officeooo:rsid="0013ae79" officeooo:paragraph-rsid="00150787" style:font-weight-asian="bold" style:font-weight-complex="bold"/>
    </style:style>
    <style:style style:name="P7" style:family="paragraph" style:parent-style-name="Standard" style:list-style-name="L1">
      <style:text-properties fo:color="#e6e905" fo:font-weight="bold" officeooo:rsid="00150787" officeooo:paragraph-rsid="00150787" style:font-weight-asian="bold" style:font-weight-complex="bold"/>
    </style:style>
    <style:style style:name="P8" style:family="paragraph" style:parent-style-name="Standard" style:list-style-name="L2">
      <style:text-properties fo:color="#e6e905" fo:font-weight="bold" officeooo:rsid="00150787" officeooo:paragraph-rsid="00150787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e6e905" fo:font-weight="bold" officeooo:rsid="00182fb5" officeooo:paragraph-rsid="00182fb5" style:font-weight-asian="bold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color="#e6e905" fo:font-weight="bold" officeooo:rsid="001f7820" officeooo:paragraph-rsid="001f7820" style:font-weight-asian="bold" style:font-weight-complex="bold"/>
    </style:style>
    <style:style style:name="P11" style:family="paragraph" style:parent-style-name="Standard" style:list-style-name="L2">
      <style:text-properties fo:color="#5eb91e" fo:font-weight="bold" officeooo:rsid="0013ae79" officeooo:paragraph-rsid="00150787" style:font-weight-asian="bold" style:font-weight-complex="bold"/>
    </style:style>
    <style:style style:name="P12" style:family="paragraph" style:parent-style-name="Standard" style:list-style-name="L2">
      <style:text-properties fo:color="#5eb91e" fo:font-weight="bold" officeooo:rsid="0013ae79" officeooo:paragraph-rsid="0013ae79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4" style:family="paragraph" style:parent-style-name="Standard" style:list-style-name="L2">
      <style:text-properties fo:color="#5eb91e" fo:font-weight="bold" officeooo:rsid="0014f897" officeooo:paragraph-rsid="00150787" style:font-weight-asian="bold" style:font-weight-complex="bold"/>
    </style:style>
    <style:style style:name="P15" style:family="paragraph" style:parent-style-name="Standard" style:list-style-name="L2">
      <style:text-properties fo:color="#5eb91e" fo:font-weight="bold" officeooo:rsid="0014f897" officeooo:paragraph-rsid="0014f897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color="#5eb91e" fo:font-weight="bold" officeooo:rsid="00150787" officeooo:paragraph-rsid="00150787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color="#5eb91e" fo:font-weight="bold" officeooo:rsid="00168047" officeooo:paragraph-rsid="00168047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5eb91e" fo:font-weight="bold" officeooo:rsid="00182fb5" officeooo:paragraph-rsid="00182fb5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5eb91e" fo:font-weight="bold" officeooo:rsid="00195ae4" officeooo:paragraph-rsid="00195ae4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color="#5eb91e" fo:font-weight="bold" officeooo:rsid="001af4bf" officeooo:paragraph-rsid="001af4bf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color="#5eb91e" fo:font-weight="bold" officeooo:rsid="001d85a4" officeooo:paragraph-rsid="001d85a4" style:font-weight-asian="bold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color="#5eb91e" fo:font-weight="bold" officeooo:rsid="001f77f7" officeooo:paragraph-rsid="001f77f7" style:font-weight-asian="bold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color="#5eb91e" fo:font-weight="bold" officeooo:rsid="00203e51" officeooo:paragraph-rsid="00203e51" style:font-weight-asian="bold" style:font-weight-complex="bold"/>
    </style:style>
    <style:style style:name="P24" style:family="paragraph" style:parent-style-name="Standard" style:list-style-name="L2">
      <style:text-properties fo:color="#ffffff" fo:font-weight="bold" officeooo:rsid="0013ae79" officeooo:paragraph-rsid="0013ae79" style:font-weight-asian="bold" style:font-weight-complex="bold"/>
    </style:style>
    <style:style style:name="P25" style:family="paragraph" style:parent-style-name="Standard" style:list-style-name="L2">
      <style:text-properties fo:color="#ffffff" fo:font-weight="bold" officeooo:rsid="0014f897" officeooo:paragraph-rsid="00150787" style:font-weight-asian="bold" style:font-weight-complex="bold"/>
    </style:style>
    <style:style style:name="P26" style:family="paragraph" style:parent-style-name="Standard" style:list-style-name="L2">
      <style:text-properties fo:color="#ffffff" fo:font-weight="bold" officeooo:rsid="0014f897" officeooo:paragraph-rsid="0014f897" style:font-weight-asian="bold" style:font-weight-complex="bold"/>
    </style:style>
    <style:style style:name="P27" style:family="paragraph" style:parent-style-name="Standard" style:list-style-name="L2">
      <style:text-properties fo:color="#ffffff" fo:font-weight="bold" officeooo:rsid="00150787" officeooo:paragraph-rsid="00150787" style:font-weight-asian="bold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color="#ffffff" fo:font-weight="bold" officeooo:rsid="00195ae4" officeooo:paragraph-rsid="00195ae4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color="#ffffff" fo:font-weight="bold" officeooo:rsid="001af4bf" officeooo:paragraph-rsid="001af4bf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color="#ffffff" fo:font-weight="bold" officeooo:rsid="001d85a4" officeooo:paragraph-rsid="001d85a4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color="#ffffff" fo:font-weight="bold" officeooo:rsid="001f77f7" officeooo:paragraph-rsid="001f77f7" style:font-weight-asian="bold" style:font-weight-complex="bold"/>
    </style:style>
    <style:style style:name="P33" style:family="paragraph" style:parent-style-name="Standard" style:list-style-name="L2">
      <style:text-properties fo:color="#729fcf" fo:font-weight="bold" officeooo:rsid="0014f897" officeooo:paragraph-rsid="0014f897" style:font-weight-asian="bold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fo:color="#729fcf" fo:font-weight="bold" officeooo:rsid="00167dcc" officeooo:paragraph-rsid="00167dcc" style:font-weight-asian="bold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officeooo:paragraph-rsid="00182fb5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195ae4"/>
    </style:style>
    <style:style style:name="P37" style:family="paragraph" style:parent-style-name="Standard" style:list-style-name="L3">
      <style:paragraph-properties fo:text-align="start" style:justify-single-word="false"/>
      <style:text-properties fo:color="#f6f9d4" fo:font-weight="bold" officeooo:rsid="001f7820" officeooo:paragraph-rsid="001f7820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3465a4" fo:font-weight="bold" officeooo:rsid="00203e51" officeooo:paragraph-rsid="00203e51" style:font-weight-asian="bold" style:font-weight-complex="bold"/>
    </style:style>
    <style:style style:name="P39" style:family="paragraph" style:parent-style-name="Standard" style:list-style-name="L4">
      <style:paragraph-properties fo:text-align="start" style:justify-single-word="false"/>
      <style:text-properties fo:color="#3465a4" fo:font-weight="bold" officeooo:rsid="00203e51" officeooo:paragraph-rsid="00203e51" style:font-weight-asian="bold" style:font-weight-complex="bold"/>
    </style:style>
    <style:style style:name="T1" style:family="text">
      <style:text-properties fo:color="#5eb91e"/>
    </style:style>
    <style:style style:name="T2" style:family="text">
      <style:text-properties fo:color="#5eb91e" officeooo:rsid="0014f897"/>
    </style:style>
    <style:style style:name="T3" style:family="text">
      <style:text-properties fo:color="#5eb91e" fo:font-weight="bold" officeooo:rsid="00195ae4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weight="bold" officeooo:rsid="00182fb5" style:font-weight-asian="bold" style:font-weight-complex="bold"/>
    </style:style>
    <style:style style:name="T6" style:family="text">
      <style:text-properties fo:color="#ffffff" fo:font-weight="bold" officeooo:rsid="00195ae4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729fcf"/>
    </style:style>
    <style:style style:name="T9" style:family="text">
      <style:text-properties fo:color="#729fcf" fo:font-weight="bold" officeooo:rsid="00195ae4" style:font-weight-asian="bold" style:font-weight-complex="bold"/>
    </style:style>
    <style:style style:name="T10" style:family="text">
      <style:text-properties officeooo:rsid="001f78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Commands </text:p>
      <text:p text:style-name="P1"/>
      <text:list xml:id="list504980791" text:style-name="L1">
        <text:list-item>
          <text:p text:style-name="P5">Data Frames &amp; Data Series</text:p>
          <text:list>
            <text:list-item>
              <text:p text:style-name="P7">Data Series (1 dimension)</text:p>
            </text:list-item>
          </text:list>
        </text:list-item>
      </text:list>
      <text:list xml:id="list275981201" text:style-name="L2">
        <text:list-item>
          <text:list>
            <text:list-item>
              <text:list>
                <text:list-item>
                  <text:p text:style-name="P6">Add a list to series – <text:s/></text:p>
                  <text:list>
                    <text:list-item>
                      <text:p text:style-name="P11">x = pd.Series(list) <text:s/># can substitute dictionary, tuple, etc for list </text:p>
                    </text:list-item>
                  </text:list>
                </text:list-item>
                <text:list-item>
                  <text:p text:style-name="P24">To give a Series a different set of indexes, create list for indexes and:</text:p>
                  <text:list>
                    <text:list-item>
                      <text:p text:style-name="P12">x = pd.Series (list1, index=list2)</text:p>
                    </text:list-item>
                  </text:list>
                </text:list-item>
                <text:list-item>
                  <text:p text:style-name="P25">To name a Series - <text:s/></text:p>
                  <text:list>
                    <text:list-item>
                      <text:p text:style-name="P14">x = pd.Series(list, name=”series_name”</text:p>
                    </text:list-item>
                  </text:list>
                </text:list-item>
                <text:list-item>
                  <text:p text:style-name="P24">We can print a series by saying <text:span text:style-name="T1">print (x) </text:span>and can print specific values by indexes</text:p>
                  <text:list>
                    <text:list-item>
                      <text:p text:style-name="P24"><text:span text:style-name="T1"># Note the double brackets indicate </text:span><text:span text:style-name="T2">a </text:span><text:span text:style-name="T1">list </text:span><text:span text:style-name="T2">of indexes</text:span><text:span text:style-name="T1">, for one value use 1 bracket</text:span></text:p>
                    </text:list-item>
                    <text:list-item>
                      <text:p text:style-name="P12">print (x[‘index1’])</text:p>
                    </text:list-item>
                    <text:list-item>
                      <text:p text:style-name="P12">print (x[[‘index1’, ‘index2’]]) </text:p>
                    </text:list-item>
                  </text:list>
                </text:list-item>
                <text:list-item>
                  <text:p text:style-name="P26">You can test for membership in a Series with the “in” key word (result is Boolean) </text:p>
                  <text:list>
                    <text:list-item>
                      <text:p text:style-name="P15">print (‘value’ in Series_Name) → True/False</text:p>
                    </text:list-item>
                  </text:list>
                </text:list-item>
                <text:list-item>
                  <text:p text:style-name="P26">You can get a <text:span text:style-name="T1">True</text:span>/<text:span text:style-name="T1">False</text:span> output for null values in your series by</text:p>
                  <text:list>
                    <text:list-item>
                      <text:p text:style-name="P15">print (series_name.isnull () )</text:p>
                      <text:list>
                        <text:list-item>
                          <text:p text:style-name="P33">value1<text:tab/><text:tab/>False</text:p>
                        </text:list-item>
                        <text:list-item>
                          <text:p text:style-name="P33">value2<text:tab/><text:tab/>True</text:p>
                        </text:list-item>
                        <text:list-item>
                          <text:p text:style-name="P33">value3<text:tab/><text:tab/>Tr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44531166549144" text:continue-numbering="true" text:style-name="L2">
        <text:list-item>
          <text:list>
            <text:list-item>
              <text:p text:style-name="P8">Data Frame (2 Dimensions)</text:p>
              <text:list>
                <text:list-item>
                  <text:p text:style-name="P27">Create a <text:s/>Data Frame from Dictionary</text:p>
                  <text:list>
                    <text:list-item>
                      <text:p text:style-name="P27">Define Dictionary (<text:span text:style-name="T7">Dictionary is an unordered list that can be changed – uses curlys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c1= {'Name': ['Amazon', 'GE', 'Toyota', 'Twitter', 'Ford', 'Marriot'],</text:p>
      <text:p text:style-name="P4"><text:s text:c="12"/>'Founded': [1994, 1923, 1937, 2006, 1903, 1927], </text:p>
      <text:p text:style-name="P4"><text:s text:c="13"/>'Price': [852, 111.2, 112, 15.2, 12.5, 88.31]}</text:p>
      <text:p text:style-name="P4"/>
      <text:list xml:id="list296848420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companies = pd.DataFrame(c1, columns=['Name', 'Founded', 'Price'])</text:p>
                        </text:list-item>
                        <text:list-item>
                          <text:p text:style-name="P16">print (companies)</text:p>
                          <text:list>
                            <text:list-item>
                              <text:p text:style-name="P34"><text:s text:c="5"/>Name<text:tab/>Founded<text:tab/>Price</text:p>
                            </text:list-item>
                            <text:list-item>
                              <text:p text:style-name="P34">0 <text:s/>Amazon<text:tab/>1994<text:tab/><text:tab/>852.00</text:p>
                            </text:list-item>
                            <text:list-item>
                              <text:p text:style-name="P34">1 <text:s/>GE<text:tab/><text:tab/>1923<text:tab/><text:tab/>111.20</text:p>
                            </text:list-item>
                            <text:list-item>
                              <text:p text:style-name="P34">2 <text:s/>Toyota<text:tab/>1937<text:tab/><text:tab/>112.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44529747501277" text:continue-numbering="true" text:style-name="L3">
        <text:list-item>
          <text:list>
            <text:list-item>
              <text:p text:style-name="P9">General Dataframe Commands</text:p>
              <text:list>
                <text:list-item>
                  <text:p text:style-name="P28">Reading a csv file</text:p>
                  <text:list>
                    <text:list-item>
                      <text:p text:style-name="P28">To read/load the csv into memory (where the “root” path is the notebook path</text:p>
                      <text:list>
                        <text:list-item>
                          <text:p text:style-name="P17">myCSV = pd.read_cvs (‘path/to/the/csv/file.csv’)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5">Print information <text:s/>about <text:s/></text:span><text:span text:style-name="T6">the </text:span><text:span text:style-name="T5">data frame</text:span></text:p>
                  <text:list>
                    <text:list-item>
                      <text:p text:style-name="P18"><text:span text:style-name="T4">Columns</text:span> <text:span text:style-name="T4">-</text:span> print (x.columns)</text:p>
                    </text:list-item>
                    <text:list-item>
                      <text:p text:style-name="P19"><text:span text:style-name="T4">Data Types –</text:span> print (x.dtypes)</text:p>
                    </text:list-item>
                    <text:list-item>
                      <text:p text:style-name="P29">Shape </text:p>
                      <text:list>
                        <text:list-item>
                          <text:p text:style-name="P19"><text:span text:style-name="T4">All – </text:span>print (x.shape) <text:span text:style-name="T4">→</text:span> <text:s/><text:span text:style-name="T8">(2,3)</text:span></text:p>
                        </text:list-item>
                        <text:list-item>
                          <text:p text:style-name="P36"><text:span text:style-name="T6">Rows – </text:span><text:span text:style-name="T3">print (x.shape[0]) </text:span><text:span text:style-name="T6">→</text:span><text:span text:style-name="T9"> <text:s/>2</text:span></text:p>
                        </text:list-item>
                        <text:list-item>
                          <text:p text:style-name="P36"><text:span text:style-name="T6">Columns – </text:span><text:span text:style-name="T3">print (x.shape[1])</text:span><text:span text:style-name="T9"> </text:span><text:span text:style-name="T6">→</text:span><text:span text:style-name="T9"> <text:s/>3</text:span></text:p>
                        </text:list-item>
                      </text:list>
                    </text:list-item>
                    <text:list-item>
                      <text:p text:style-name="P19"><text:span text:style-name="T4">Top 5 Rows</text:span> – print (x.head () )</text:p>
                    </text:list-item>
                  </text:list>
                </text:list-item>
                <text:list-item>
                  <text:p text:style-name="P29"><text:soft-page-break/>Create a new dataframe with only certain columns from an existing data frame</text:p>
                  <text:list>
                    <text:list-item>
                      <text:p text:style-name="P20">newDF = oldDF [[‘column1’, ‘column3’, ‘column4’, ‘column7’]]</text:p>
                    </text:list-item>
                  </text:list>
                </text:list-item>
                <text:list-item>
                  <text:p text:style-name="P30">Sort By Column</text:p>
                  <text:list>
                    <text:list-item>
                      <text:p text:style-name="P20">print( newDF.sort_values(‘column4’)</text:p>
                    </text:list-item>
                  </text:list>
                </text:list-item>
                <text:list-item>
                  <text:p text:style-name="P31">Remove NAN records</text:p>
                  <text:list>
                    <text:list-item>
                      <text:p text:style-name="P21">dataFrame.dropna(how=’any’, inplace=True)</text:p>
                      <text:list>
                        <text:list-item>
                          <text:p text:style-name="P21">how – default = any</text:p>
                          <text:list>
                            <text:list-item>
                              <text:p text:style-name="P21">‘any’ <text:span text:style-name="T4">: If any NA values are present, drop that row or column.</text:span></text:p>
                            </text:list-item>
                            <text:list-item>
                              <text:p text:style-name="P21"><text:span text:style-name="T4">‘</text:span>all<text:span text:style-name="T4">’ : If all values are NA, drop that row or column.</text:span></text:p>
                            </text:list-item>
                          </text:list>
                        </text:list-item>
                        <text:list-item>
                          <text:p text:style-name="P21">inplace</text:p>
                          <text:list>
                            <text:list-item>
                              <text:p text:style-name="P21">True <text:span text:style-name="T4">→ modifies the memory of the actual object</text:span></text:p>
                            </text:list-item>
                            <text:list-item>
                              <text:p text:style-name="P21">False<text:span text:style-name="T4"> → creates a new memory location for the object, doesn’t touch origina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Copy a dataframe</text:p>
                  <text:list>
                    <text:list-item>
                      <text:p text:style-name="P32">Copy with out filters</text:p>
                      <text:list>
                        <text:list-item>
                          <text:p text:style-name="P22">dataFrame2 = dataFrame1.copy(deep=True) </text:p>
                        </text:list-item>
                      </text:list>
                    </text:list-item>
                    <text:list-item>
                      <text:p text:style-name="P32">Copy with Filters</text:p>
                      <text:list>
                        <text:list-item>
                          <text:p text:style-name="P22">dataFrame3 = dataFrame2[dataFrame2[‘column2’]&gt;350000<text:span text:style-name="T10">]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Statistical Analysis</text:p>
              <text:list>
                <text:list-item>
                  <text:p text:style-name="P37">How to Get mean, min, std, etc.</text:p>
                  <text:list>
                    <text:list-item>
                      <text:p text:style-name="P23">print(dataFrame.describe () )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 text:c="10"/>duration <text:s text:c="7"/>budget <text:s text:c="8"/>gross</text:p>
      <text:p text:style-name="P38">count <text:s/>3890.000000 <text:s/>3.890000e+03 <text:s/>3.890000e+03</text:p>
      <text:p text:style-name="P38">mean <text:s text:c="3"/>109.896401 <text:s/>4.520391e+07 <text:s/>5.106809e+07</text:p>
      <text:p text:style-name="P38">std <text:s text:c="5"/>22.706775 <text:s/>2.224177e+08 <text:s/>6.980668e+07</text:p>
      <text:p text:style-name="P38">min <text:s text:c="5"/>34.000000 <text:s/>2.180000e+02 <text:s/>1.620000e+02</text:p>
      <text:p text:style-name="P38">25% <text:s text:c="5"/>95.000000 <text:s/>1.000000e+07 <text:s/>6.844452e+06</text:p>
      <text:p text:style-name="P38">50% <text:s text:c="4"/>106.000000 <text:s/>2.400000e+07 <text:s/>2.799697e+07</text:p>
      <text:p text:style-name="P38">75% <text:s text:c="4"/>120.000000 <text:s/>5.000000e+07 <text:s/>6.540649e+07</text:p>
      <text:p text:style-name="P38">max <text:s text:c="4"/>330.000000 <text:s/>1.221550e+10 <text:s/>7.605058e+08</text:p>
      <text:list xml:id="list1191382681" text:style-name="L4">
        <text:list-item>
          <text:list>
            <text:list-item>
              <text:list>
                <text:list-item>
                  <text:p text:style-name="P3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ff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07:25:26.977960881</meta:creation-date>
    <dc:date>2019-10-17T14:44:00.832992496</dc:date>
    <meta:editing-duration>PT1H19M16S</meta:editing-duration>
    <meta:editing-cycles>5</meta:editing-cycles>
    <meta:generator>LibreOffice/6.3.2.2$Linux_X86_64 LibreOffice_project/30$Build-2</meta:generator>
    <meta:document-statistic meta:table-count="0" meta:image-count="0" meta:object-count="0" meta:page-count="2" meta:paragraph-count="74" meta:word-count="473" meta:character-count="2909" meta:non-whitespace-character-count="2431"/>
  </office:meta>
</office:document-meta>
</file>